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11.98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auto" style:column-width="104.02mm"/>
    </style:style>
    <style:style style:name="co8" style:family="table-column">
      <style:table-column-properties fo:break-before="auto" style:column-width="43.1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5mm" fo:break-before="auto" style:use-optimal-row-height="true"/>
    </style:style>
    <style:style style:name="ro3" style:family="table-row">
      <style:table-row-properties style:row-height="8.38mm" fo:break-before="auto" style:use-optimal-row-height="true"/>
    </style:style>
    <style:style style:name="ro4" style:family="table-row">
      <style:table-row-properties style:row-height="8.18mm" fo:break-before="auto" style:use-optimal-row-height="false"/>
    </style:style>
    <style:style style:name="ro5" style:family="table-row">
      <style:table-row-properties style:row-height="5.0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" style:family="table-cell" style:parent-style-name="Default" style:data-style-name="N37">
      <style:table-cell-properties fo:background-color="#00ffff" style:text-align-source="fix" style:repeat-content="false" fo:wrap-option="wrap"/>
      <style:paragraph-properties fo:text-align="center" fo:margin-left="0mm"/>
    </style:style>
    <style:style style:name="ce6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66ff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ff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ffff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transparent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4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" style:family="table-cell" style:parent-style-name="Default">
      <style:table-cell-properties fo:background-color="#72bf44" style:text-align-source="fix" style:repeat-content="false" fo:wrap-option="wrap" style:vertical-align="middle"/>
      <style:paragraph-properties fo:text-align="center" fo:margin-left="0mm"/>
    </style:style>
    <style:style style:name="ce37" style:family="table-cell" style:parent-style-name="Default">
      <style:table-cell-properties fo:background-color="#ed1c24" style:text-align-source="fix" style:repeat-content="false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ffff" style:text-align-source="fix" style:repeat-content="false" fo:wrap-option="wrap" style:vertical-align="middle"/>
      <style:paragraph-properties fo:text-align="center" fo:margin-left="0mm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 style:data-style-name="N37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прогресс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3"/>
        <table:table-column table:style-name="co1" table:default-cell-style-name="Default"/>
        <table:table-column table:style-name="co1" table:default-cell-style-name="ce32"/>
        <table:table-column table:style-name="co4" table:default-cell-style-name="ce8"/>
        <table:table-column table:style-name="co1" table:default-cell-style-name="ce42"/>
        <table:table-row table:style-name="ro1">
          <table:table-cell/>
          <table:table-cell table:style-name="ce1" office:value-type="float" office:value="2018" calcext:value-type="float" table:number-columns-spanned="3" table:number-rows-spanned="1">
            <text:p>2018</text:p>
          </table:table-cell>
          <table:covered-table-cell/>
          <table:covered-table-cell table:style-name="Default"/>
          <table:table-cell/>
          <table:table-cell table:style-name="ce1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Default"/>
        </table:table-row>
        <table:table-row table:style-name="ro1"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</table:table-row>
        <table:table-row table:style-name="ro2">
          <table:table-cell/>
          <table:table-cell table:style-name="ce3" office:value-type="date" office:date-value="2018-05-06" calcext:value-type="date">
            <text:p>06.05.18</text:p>
          </table:table-cell>
          <table:table-cell table:style-name="ce5" office:value-type="string" calcext:value-type="string">
            <text:p>Joker 2016 Эффективная работа с IDE(A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4" calcext:value-type="date">
            <text:p>24.08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07" calcext:value-type="date">
            <text:p>07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4" calcext:value-type="date">
            <text:p>24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08" calcext:value-type="date">
            <text:p>08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5-09" calcext:value-type="date" table:number-columns-spanned="1" table:number-rows-spanned="2">
            <text:p>09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0" calcext:value-type="date">
            <text:p>10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8" calcext:value-type="date">
            <text:p>28.08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11" calcext:value-type="date" table:number-columns-spanned="1" table:number-rows-spanned="2">
            <text:p>11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30" calcext:value-type="date">
            <text:p>30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31" calcext:value-type="date">
            <text:p>31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12" calcext:value-type="date">
            <text:p>12.05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style-name="ce14"/>
          <table:table-cell office:value-type="date" office:date-value="2019-08-31" calcext:value-type="date">
            <text:p>31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3" calcext:value-type="date">
            <text:p>13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8" calcext:value-type="float">
            <text:p>8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6" office:value-type="string" calcext:value-type="string">
            <text:p>про рефакторинг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4" calcext:value-type="date">
            <text:p>14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5" calcext:value-type="date">
            <text:p>15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16" calcext:value-type="date">
            <text:p>16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04" calcext:value-type="date">
            <text:p>04.09.19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17" calcext:value-type="date">
            <text:p>17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office:value-type="date" office:date-value="2019-09-04" calcext:value-type="date">
            <text:p>04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18" calcext:value-type="date" table:number-columns-spanned="1" table:number-rows-spanned="2">
            <text:p>18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6" calcext:value-type="date">
            <text:p>06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7" calcext:value-type="date">
            <text:p>07.09.19</text:p>
          </table:table-cell>
          <table:table-cell table:style-name="ce6" office:value-type="string" calcext:value-type="string">
            <text:p>тестово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9" calcext:value-type="date">
            <text:p>19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1" calcext:value-type="date">
            <text:p>11.09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21" calcext:value-type="date" table:number-columns-spanned="1" table:number-rows-spanned="2">
            <text:p>21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1" calcext:value-type="date">
            <text:p>1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5" calcext:value-type="date">
            <text:p>1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22" calcext:value-type="date">
            <text:p>22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5" calcext:value-type="date">
            <text:p>15.09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23" calcext:value-type="date">
            <text:p>23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7" calcext:value-type="date">
            <text:p>17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24" calcext:value-type="date">
            <text:p>24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8" calcext:value-type="date">
            <text:p>18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25" calcext:value-type="date" table:number-columns-spanned="1" table:number-rows-spanned="2">
            <text:p>25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0" calcext:value-type="date">
            <text:p>20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1" calcext:value-type="date">
            <text:p>2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19" office:value-type="date" office:date-value="2018-05-26" calcext:value-type="date" table:number-columns-spanned="1" table:number-rows-spanned="3">
            <text:p>26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office:value-type="date" office:date-value="2019-09-21" calcext:value-type="date">
            <text:p>2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style-name="ce14"/>
          <table:table-cell office:value-type="date" office:date-value="2019-09-22" calcext:value-type="date">
            <text:p>22.09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ю. Maven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4" calcext:value-type="date">
            <text:p>24.09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5-27" calcext:value-type="date" table:number-columns-spanned="1" table:number-rows-spanned="3">
            <text:p>27.05.18</text:p>
          </table:table-cell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5" calcext:value-type="date">
            <text:p>2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8" calcext:value-type="date">
            <text:p>28.09.19</text:p>
          </table:table-cell>
          <table:table-cell table:style-name="ce6" office:value-type="string" calcext:value-type="string">
            <text:p>переработка видео Виктора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09-28" calcext:value-type="date">
            <text:p>28.09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5-29" calcext:value-type="date" table:number-columns-spanned="1" table:number-rows-spanned="2">
            <text:p>29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09-29" calcext:value-type="date">
            <text:p>29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2" calcext:value-type="date">
            <text:p>02.10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30" calcext:value-type="date" table:number-columns-spanned="1" table:number-rows-spanned="2">
            <text:p>30.05.18</text:p>
          </table:table-cell>
          <table:table-cell table:style-name="ce11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2" calcext:value-type="date">
            <text:p>02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4"/>
          <table:table-cell table:style-name="ce12" office:value-type="string" calcext:value-type="string">
            <text:p>видео. Логгирование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4" calcext:value-type="date">
            <text:p>04.10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31" calcext:value-type="date">
            <text:p>31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5" calcext:value-type="date">
            <text:p>05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1" calcext:value-type="date">
            <text:p>01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6" calcext:value-type="date">
            <text:p>06.10.19</text:p>
          </table:table-cell>
          <table:table-cell table:style-name="ce6" office:value-type="string" calcext:value-type="string">
            <text:p>JLV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02" calcext:value-type="date">
            <text:p>02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6" calcext:value-type="date">
            <text:p>0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3" calcext:value-type="date">
            <text:p>0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19-10-08" calcext:value-type="date">
            <text:p>0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6-04" calcext:value-type="date">
            <text:p>04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table:style-name="ce12" office:value-type="string" calcext:value-type="string">
            <text:p>введени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6-05" calcext:value-type="date">
            <text:p>05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6-06" calcext:value-type="date">
            <text:p>06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0" calcext:value-type="date">
            <text:p>10.10.19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07" calcext:value-type="date">
            <text:p>07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3" calcext:value-type="date">
            <text:p>13.10.19</text:p>
          </table:table-cell>
          <table:table-cell table:style-name="ce6" office:value-type="string" calcext:value-type="string">
            <text:p>testing vide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8" calcext:value-type="date">
            <text:p>08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5" calcext:value-type="date">
            <text:p>15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9" calcext:value-type="date">
            <text:p>09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6" calcext:value-type="date">
            <text:p>16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9" office:value-type="date" office:date-value="2018-06-17" calcext:value-type="date">
            <text:p>17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7" calcext:value-type="date">
            <text:p>17.10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0" calcext:value-type="date">
            <text:p>20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8" calcext:value-type="date">
            <text:p>1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23" calcext:value-type="date">
            <text:p>2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8" calcext:value-type="date">
            <text:p>18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4" calcext:value-type="date" table:number-columns-spanned="1" table:number-rows-spanned="2">
            <text:p>24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9" calcext:value-type="date">
            <text:p>19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0" calcext:value-type="date">
            <text:p>20.10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5" calcext:value-type="date">
            <text:p>25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2" calcext:value-type="date">
            <text:p>22.10.19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26" calcext:value-type="date">
            <text:p>26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3" calcext:value-type="date">
            <text:p>23.10.19</text:p>
          </table:table-cell>
          <table:table-cell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9" office:value-type="date" office:date-value="2018-07-07" calcext:value-type="date">
            <text:p>07.07.18</text:p>
          </table:table-cell>
          <table:table-cell table:style-name="ce7" office:value-type="string" calcext:value-type="string">
            <text:p>topjava(проект)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office:value-type="date" office:date-value="2019-10-25" calcext:value-type="date">
            <text:p>25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7-08" calcext:value-type="date" table:number-columns-spanned="1" table:number-rows-spanned="2">
            <text:p>08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6" office:value-type="string" calcext:value-type="string">
            <text:p>vide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7-10" calcext:value-type="date">
            <text:p>10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7-12" calcext:value-type="date" table:number-columns-spanned="1" table:number-rows-spanned="2">
            <text:p>12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7" calcext:value-type="date">
            <text:p>27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7" calcext:value-type="date">
            <text:p>27.10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7-14" calcext:value-type="date">
            <text:p>1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30" calcext:value-type="date">
            <text:p>30.10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7-15" calcext:value-type="date" table:number-columns-spanned="1" table:number-rows-spanned="2">
            <text:p>1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31" calcext:value-type="date">
            <text:p>31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01" calcext:value-type="date">
            <text:p>01.11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3" office:value-type="date" office:date-value="2018-07-16" calcext:value-type="date">
            <text:p>16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2" calcext:value-type="date">
            <text:p>02.11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7-17" calcext:value-type="date">
            <text:p>17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03" calcext:value-type="date">
            <text:p>03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19" office:value-type="date" office:date-value="2018-07-20" calcext:value-type="date" table:number-columns-spanned="1" table:number-rows-spanned="2">
            <text:p>20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04" calcext:value-type="date">
            <text:p>04.11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05" calcext:value-type="date">
            <text:p>05.11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7-23" calcext:value-type="date" table:number-columns-spanned="1" table:number-rows-spanned="2">
            <text:p>23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19-11-05" calcext:value-type="date">
            <text:p>05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6" calcext:value-type="date">
            <text:p>06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7-24" calcext:value-type="date" table:number-columns-spanned="1" table:number-rows-spanned="2">
            <text:p>2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8" calcext:value-type="date">
            <text:p>08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8" calcext:value-type="date">
            <text:p>08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7-25" calcext:value-type="date">
            <text:p>2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9" calcext:value-type="date">
            <text:p>09.11.19</text:p>
          </table:table-cell>
          <table:table-cell table:style-name="ce6" office:value-type="string" calcext:value-type="string">
            <text:p>blog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7-27" calcext:value-type="date">
            <text:p>27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9" calcext:value-type="date">
            <text:p>09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3" office:value-type="date" office:date-value="2018-07-28" calcext:value-type="date">
            <text:p>28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0" calcext:value-type="date">
            <text:p>10.11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7-29" calcext:value-type="date">
            <text:p>29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0" calcext:value-type="date">
            <text:p>10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7-30" calcext:value-type="date">
            <text:p>30.07.18</text:p>
          </table:table-cell>
          <table:table-cell table:style-name="ce9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11" calcext:value-type="date">
            <text:p>11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02" calcext:value-type="date">
            <text:p>0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3" calcext:value-type="date">
            <text:p>13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8-03" calcext:value-type="date">
            <text:p>03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5" calcext:value-type="date">
            <text:p>15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8-04" calcext:value-type="date">
            <text:p>04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6" calcext:value-type="date">
            <text:p>16.11.19</text:p>
          </table:table-cell>
          <table:table-cell table:style-name="ce6" office:value-type="string" calcext:value-type="string">
            <text:p>сериализация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19" office:value-type="date" office:date-value="2018-08-05" calcext:value-type="date" table:number-columns-spanned="1" table:number-rows-spanned="4">
            <text:p>05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16" calcext:value-type="date">
            <text:p>16.11.19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6" calcext:value-type="date">
            <text:p>16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 (книжечка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07" calcext:value-type="date">
            <text:p>07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3" office:value-type="date" office:date-value="2018-08-08" calcext:value-type="date">
            <text:p>08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3" office:value-type="date" office:date-value="2018-08-10" calcext:value-type="date">
            <text:p>10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1" calcext:value-type="date">
            <text:p>21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11" calcext:value-type="date">
            <text:p>11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2" calcext:value-type="date">
            <text:p>22.11.19</text:p>
          </table:table-cell>
          <table:table-cell table:style-name="ce6" office:value-type="string" calcext:value-type="string">
            <text:p>работа с g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8-12" calcext:value-type="date" table:number-columns-spanned="1" table:number-rows-spanned="2">
            <text:p>12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2" calcext:value-type="date">
            <text:p>22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5" calcext:value-type="date">
            <text:p>25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14" calcext:value-type="date">
            <text:p>14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6" calcext:value-type="date">
            <text:p>26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8-15" calcext:value-type="date">
            <text:p>15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7" calcext:value-type="date">
            <text:p>27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16" calcext:value-type="date">
            <text:p>16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7" calcext:value-type="date">
            <text:p>27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8-17" calcext:value-type="date">
            <text:p>17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9" calcext:value-type="date">
            <text:p>29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8-18" calcext:value-type="date">
            <text:p>18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9" calcext:value-type="date">
            <text:p>29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8-20" calcext:value-type="date">
            <text:p>20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30" calcext:value-type="date">
            <text:p>30.11.19</text:p>
          </table:table-cell>
          <table:table-cell table:style-name="ce6" office:value-type="string" calcext:value-type="string">
            <text:p>hibernat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3" office:value-type="date" office:date-value="2018-08-21" calcext:value-type="date">
            <text:p>21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6" office:value-type="string" calcext:value-type="string">
            <text:p>hiberna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22" calcext:value-type="date">
            <text:p>2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3" office:value-type="date" office:date-value="2018-08-23" calcext:value-type="date">
            <text:p>23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3" office:value-type="date" office:date-value="2018-08-25" calcext:value-type="date">
            <text:p>25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2-02" calcext:value-type="date">
            <text:p>02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8-26" calcext:value-type="date">
            <text:p>26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2-04" calcext:value-type="date">
            <text:p>04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5" calcext:value-type="date">
            <text:p>05.12.19</text:p>
          </table:table-cell>
          <table:table-cell table:style-name="ce6" office:value-type="string" calcext:value-type="string">
            <text:p>step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5" calcext:value-type="date">
            <text:p>05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7" calcext:value-type="date">
            <text:p>07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7" calcext:value-type="date">
            <text:p>07.12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8" calcext:value-type="date">
            <text:p>08.12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8" calcext:value-type="date">
            <text:p>08.12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9" calcext:value-type="date">
            <text:p>09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0" calcext:value-type="date">
            <text:p>10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0" calcext:value-type="date">
            <text:p>10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1" calcext:value-type="date">
            <text:p>11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2" calcext:value-type="date">
            <text:p>12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2" calcext:value-type="date">
            <text:p>12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2" calcext:value-type="date">
            <text:p>12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4" calcext:value-type="date">
            <text:p>14.12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4" calcext:value-type="date">
            <text:p>14.12.19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4" calcext:value-type="date">
            <text:p>14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4" calcext:value-type="date">
            <text:p>14.12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table:number-columns-repeated="3"/>
          <table:table-cell table:style-name="Default"/>
          <table:table-cell/>
          <table:table-cell table:style-name="ce34" office:value-type="date" office:date-value="2019-12-15" calcext:value-type="date">
            <text:p>15.12.19</text:p>
          </table:table-cell>
          <table:table-cell table:style-name="ce35" office:value-type="string" calcext:value-type="string">
            <text:p>Математическая логика</text:p>
          </table:table-cell>
          <table:table-cell table:style-name="ce41"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style-name="ce34" office:value-type="date" office:date-value="2019-12-15" calcext:value-type="date">
            <text:p>15.12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6" calcext:value-type="date">
            <text:p>16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7" calcext:value-type="date">
            <text:p>17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8" calcext:value-type="date">
            <text:p>18.12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9" calcext:value-type="date">
            <text:p>19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1" calcext:value-type="date">
            <text:p>21.12.19</text:p>
          </table:table-cell>
          <table:table-cell table:style-name="ce6" office:value-type="string" calcext:value-type="string">
            <text:p>testin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1" calcext:value-type="date">
            <text:p>21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table:number-columns-repeated="3"/>
          <table:table-cell table:style-name="Default"/>
          <table:table-cell/>
          <table:table-cell table:style-name="ce34" office:value-type="date" office:date-value="2019-12-21" calcext:value-type="date">
            <text:p>21.12.19</text:p>
          </table:table-cell>
          <table:table-cell table:style-name="ce35" office:value-type="string" calcext:value-type="string">
            <text:p>Математическая логика</text:p>
          </table:table-cell>
          <table:table-cell table:style-name="ce41" office:value-type="float" office:value="10" calcext:value-type="float">
            <text:p>10</text:p>
          </table:table-cell>
        </table:table-row>
        <table:table-row table:style-name="ro3">
          <table:table-cell table:number-columns-repeated="3"/>
          <table:table-cell table:style-name="Default"/>
          <table:table-cell/>
          <table:table-cell table:style-name="ce34" office:value-type="date" office:date-value="2019-12-22" calcext:value-type="date">
            <text:p>22.12.19</text:p>
          </table:table-cell>
          <table:table-cell table:style-name="ce35" office:value-type="string" calcext:value-type="string">
            <text:p>Математическая логика</text:p>
          </table:table-cell>
          <table:table-cell table:style-name="ce41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style-name="ce34" office:value-type="date" office:date-value="2019-12-22" calcext:value-type="date">
            <text:p>22.12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3" calcext:value-type="date">
            <text:p>23.12.19</text:p>
          </table:table-cell>
          <table:table-cell table:style-name="ce9" office:value-type="string" calcext:value-type="string">
            <text:p>TDD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number-rows-repeated="25">
          <table:table-cell table:number-columns-repeated="3"/>
          <table:table-cell table:style-name="Default"/>
          <table:table-cell/>
          <table:table-cell table:style-name="ce42" table:number-columns-repeated="2"/>
          <table:table-cell/>
        </table:table-row>
        <table:table-row table:style-name="ro1">
          <table:table-cell table:number-columns-repeated="3"/>
          <table:table-cell table:style-name="Default"/>
          <table:table-cell/>
          <table:table-cell table:style-name="ce42" table:number-columns-repeated="2"/>
          <table:table-cell/>
        </table:table-row>
      </table:table>
      <table:table table:name="readMe" table:style-name="ta1">
        <table:table-column table:style-name="co1" table:default-cell-style-name="Default"/>
        <table:table-column table:style-name="co5" table:default-cell-style-name="ce41"/>
        <table:table-column table:style-name="co6" table:default-cell-style-name="ce52"/>
        <table:table-column table:style-name="co7" table:default-cell-style-name="ce52"/>
        <table:table-column table:style-name="co1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Осн. Задачи</text:p>
          </table:table-cell>
          <table:table-cell table:style-name="Default"/>
          <table:table-cell table:number-columns-repeated="4"/>
          <table:table-cell office:value-type="string" calcext:value-type="string">
            <text:p>лишнее</text:p>
          </table:table-cell>
          <table:table-cell office:value-type="string" calcext:value-type="string">
            <text:p>норма</text:p>
          </table:table-cell>
          <table:table-cell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topjava(проект)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Шилдт</text:p>
          </table:table-cell>
          <table:table-cell table:number-columns-repeated="2"/>
          <table:table-cell table:style-name="ce9" office:value-type="string" calcext:value-type="string">
            <text:p>книга</text:p>
          </table:table-cell>
          <table:table-cell table:style-name="ce41" office:value-type="float" office:value="6" calcext:value-type="float">
            <text:p>6</text:p>
          </table:table-cell>
          <table:table-cell table:style-name="ce41" table:number-columns-repeated="2"/>
          <table:table-cell table:style-name="ce41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English</text:p>
          </table:table-cell>
          <table:table-cell table:number-columns-repeated="2"/>
          <table:table-cell table:style-name="ce7" office:value-type="string" calcext:value-type="string">
            <text:p>topjava(проект)</text:p>
          </table:table-cell>
          <table:table-cell table:style-name="ce41" office:value-type="float" office:value="5" calcext:value-type="float">
            <text:p>5</text:p>
          </table:table-cell>
          <table:table-cell table:style-name="ce47"/>
          <table:table-cell table:style-name="ce41"/>
          <table:table-cell table:style-name="ce41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Java</text:p>
          </table:table-cell>
          <table:table-cell table:number-columns-repeated="2"/>
          <table:table-cell table:style-name="ce8" office:value-type="string" calcext:value-type="string">
            <text:p>English</text:p>
          </table:table-cell>
          <table:table-cell table:style-name="ce41" office:value-type="float" office:value="0" calcext:value-type="float">
            <text:p>0</text:p>
          </table:table-cell>
          <table:table-cell table:style-name="ce41" table:number-columns-repeated="2"/>
          <table:table-cell table:style-name="ce41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scala</text:p>
          </table:table-cell>
          <table:table-cell table:number-columns-repeated="2"/>
          <table:table-cell table:style-name="ce43" office:value-type="string" calcext:value-type="string">
            <text:p>Другое</text:p>
          </table:table-cell>
          <table:table-cell table:style-name="ce41" office:value-type="float" office:value="6" calcext:value-type="float">
            <text:p>6</text:p>
          </table:table-cell>
          <table:table-cell/>
          <table:table-cell table:style-name="ce41"/>
          <table:table-cell table:style-name="ce41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4" office:value-type="string" calcext:value-type="string">
            <text:p>Видео</text:p>
          </table:table-cell>
          <table:table-cell table:number-columns-repeated="2"/>
          <table:table-cell table:style-name="ce44" office:value-type="string" calcext:value-type="string">
            <text:p>Математика</text:p>
          </table:table-cell>
          <table:table-cell table:style-name="ce42" office:value-type="float" office:value="0" calcext:value-type="float">
            <text:p>0</text:p>
          </table:table-cell>
          <table:table-cell/>
          <table:table-cell table:style-name="ce42"/>
          <table:table-cell table:style-name="ce41" office:value-type="float" office:value="4" calcext:value-type="float">
            <text:p>4</text:p>
          </table:table-cell>
          <table:table-cell office:value-type="string" calcext:value-type="string">
            <text:p>д.б. больше</text:p>
          </table:table-cell>
        </table:table-row>
        <table:table-row table:style-name="ro5">
          <table:table-cell table:number-columns-repeated="5"/>
          <table:table-cell table:style-name="ce35" office:value-type="string" calcext:value-type="string">
            <text:p>Математическая логика</text:p>
          </table:table-cell>
          <table:table-cell table:style-name="ce41" office:value-type="float" office:value="16" calcext:value-type="float">
            <text:p>16</text:p>
          </table:table-cell>
          <table:table-cell/>
          <table:table-cell table:style-name="ce42"/>
          <table:table-cell table:style-name="ce41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5"/>
          <table:table-cell table:style-name="ce37" office:value-type="string" calcext:value-type="string">
            <text:p>Алгоритмы</text:p>
          </table:table-cell>
          <table:table-cell table:style-name="ce41"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/>
          <table:table-cell table:style-name="ce41"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2"/>
          <table:table-cell table:style-name="ce46" office:value-type="string" calcext:value-type="string">
            <text:p>Итоги</text:p>
          </table:table-cell>
          <table:table-cell table:style-name="ce41"/>
          <table:table-cell/>
          <table:table-cell table:style-name="ce42"/>
          <table:table-cell table:style-name="ce41" office:value-type="string" calcext:value-type="string">
            <text:p>1 раз/нед</text:p>
          </table:table-cell>
          <table:table-cell/>
        </table:table-row>
        <table:table-row table:style-name="ro1" table:number-rows-repeated="6">
          <table:table-cell table:style-name="ce40"/>
          <table:table-cell table:number-columns-repeated="10"/>
        </table:table-row>
        <table:table-row table:style-name="ro1" table:number-rows-repeated="12">
          <table:table-cell table:number-columns-repeated="11"/>
        </table:table-row>
        <table:table-row table:style-name="ro1" table:number-rows-repeated="2">
          <table:table-cell table:number-columns-repeated="2"/>
          <table:table-cell table:style-name="ce41"/>
          <table:table-cell table:number-columns-repeated="8"/>
        </table:table-row>
        <table:table-row table:style-name="ro1">
          <table:table-cell/>
          <table:table-cell table:style-name="ce42" table:number-columns-repeated="3"/>
          <table:table-cell table:number-columns-repeated="7"/>
        </table:table-row>
      </table:table>
      <table:table table:name="Книги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бщее развитие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горитмы</text:p>
          </table:table-cell>
        </table:table-row>
      </table:table>
      <table:table table:name="actual" table:style-name="ta1">
        <table:table-column table:style-name="co1" table:number-columns-repeated="27" table:default-cell-style-name="Default"/>
        <table:table-row table:style-name="ro1">
          <table:table-cell table:style-name="ce55" office:value-type="string" calcext:value-type="string">
            <text:p>Список дел</text:p>
          </table:table-cell>
          <table:table-cell table:number-columns-repeated="2"/>
          <table:table-cell table:style-name="ce56" office:value-type="string" calcext:value-type="string">
            <text:p>на август</text:p>
          </table:table-cell>
          <table:table-cell table:number-columns-repeated="22"/>
          <table:table-cell office:value-type="string" calcext:value-type="string">
            <text:p>Планировать и подбивать итоги раз в неделю/год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Определить день (разбирать все бумажки и вкладк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Конкретные дела на период (выполнимые цел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Время д — СБ 1 час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Раз в неделю разбирать бумажки и приводить ссылки в порядок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Свободный урок, какую-нибудь технологию</text:p>
          </table:table-cell>
        </table:table-row>
      </table:table>
      <table:table table:name="Sheet5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3">00.00.0000</text:date>, <text:time style:data-style-name="N2" text:time-value="21:07:24.327510203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8:32:30.621666751</meta:creation-date>
    <meta:generator>LibreOffice/6.0.7.3$Linux_X86_64 LibreOffice_project/00m0$Build-3</meta:generator>
    <dc:date>2019-12-23T23:05:43.941983884</dc:date>
    <meta:editing-duration>P116DT8H51M27S</meta:editing-duration>
    <meta:editing-cycles>724</meta:editing-cycles>
    <meta:document-statistic meta:table-count="5" meta:cell-count="707" meta:object-count="0"/>
  </office:meta>
</office:document-meta>
</file>